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77ac" officeooo:paragraph-rsid="001d77ac"/>
    </style:style>
    <style:style style:name="P2" style:family="paragraph" style:parent-style-name="Standard">
      <style:text-properties officeooo:rsid="001e9a45" officeooo:paragraph-rsid="001e9a45"/>
    </style:style>
    <style:style style:name="P3" style:family="paragraph" style:parent-style-name="Standard">
      <style:text-properties officeooo:rsid="001f7027" officeooo:paragraph-rsid="001f7027"/>
    </style:style>
    <style:style style:name="P4" style:family="paragraph" style:parent-style-name="Standard">
      <style:paragraph-properties fo:text-align="start" style:justify-single-word="false"/>
      <style:text-properties fo:font-style="italic" officeooo:rsid="001f7027" officeooo:paragraph-rsid="001f7027" style:font-style-asian="italic" style:font-style-complex="italic"/>
    </style:style>
    <style:style style:name="P5" style:family="paragraph" style:parent-style-name="Standard">
      <style:paragraph-properties fo:text-align="start" style:justify-single-word="false"/>
      <style:text-properties fo:font-style="italic" officeooo:rsid="002d001a" officeooo:paragraph-rsid="002d001a" style:font-style-asian="italic" style:font-style-complex="italic"/>
    </style:style>
    <style:style style:name="P6" style:family="paragraph" style:parent-style-name="Standard">
      <style:paragraph-properties fo:text-align="start" style:justify-single-word="false"/>
      <style:text-properties fo:font-style="italic" officeooo:rsid="002d8b5e" officeooo:paragraph-rsid="002d8b5e" style:font-style-asian="italic" style:font-style-complex="italic"/>
    </style:style>
    <style:style style:name="P7" style:family="paragraph" style:parent-style-name="Standard">
      <style:paragraph-properties fo:text-align="start" style:justify-single-word="false"/>
      <style:text-properties fo:font-style="italic" officeooo:rsid="003266be" officeooo:paragraph-rsid="003266be" style:font-style-asian="italic" style:font-style-complex="italic"/>
    </style:style>
    <style:style style:name="P8" style:family="paragraph" style:parent-style-name="Standard">
      <style:text-properties officeooo:rsid="0020fbd1" officeooo:paragraph-rsid="0020fbd1"/>
    </style:style>
    <style:style style:name="P9" style:family="paragraph" style:parent-style-name="Standard">
      <style:text-properties officeooo:paragraph-rsid="0020fbd1"/>
    </style:style>
    <style:style style:name="P10" style:family="paragraph" style:parent-style-name="Standard">
      <style:text-properties officeooo:rsid="00246778" officeooo:paragraph-rsid="00246778"/>
    </style:style>
    <style:style style:name="P11" style:family="paragraph" style:parent-style-name="Standard">
      <style:text-properties officeooo:rsid="00249ebd" officeooo:paragraph-rsid="00249ebd"/>
    </style:style>
    <style:style style:name="P12" style:family="paragraph" style:parent-style-name="Standard">
      <style:text-properties officeooo:rsid="00249ebd" officeooo:paragraph-rsid="00258071"/>
    </style:style>
    <style:style style:name="P13" style:family="paragraph" style:parent-style-name="Standard">
      <style:text-properties officeooo:paragraph-rsid="00258071"/>
    </style:style>
    <style:style style:name="P14" style:family="paragraph" style:parent-style-name="Standard">
      <style:text-properties fo:font-style="normal" officeooo:rsid="0020fbd1" officeooo:paragraph-rsid="0020fbd1" style:font-style-asian="normal" style:font-style-complex="normal"/>
    </style:style>
    <style:style style:name="P15" style:family="paragraph" style:parent-style-name="Standard">
      <style:paragraph-properties fo:text-align="start" style:justify-single-word="false"/>
      <style:text-properties fo:font-style="normal" officeooo:rsid="001f7027" officeooo:paragraph-rsid="001f7027" style:font-style-asian="normal" style:font-style-complex="normal"/>
    </style:style>
    <style:style style:name="P16" style:family="paragraph" style:parent-style-name="Standard">
      <style:paragraph-properties fo:text-align="start" style:justify-single-word="false"/>
      <style:text-properties fo:font-style="normal" officeooo:rsid="001e9a45" officeooo:paragraph-rsid="0022cfc7" style:font-style-asian="normal" style:font-style-complex="normal"/>
    </style:style>
    <style:style style:name="P17" style:family="paragraph" style:parent-style-name="Standard">
      <style:paragraph-properties fo:text-align="start" style:justify-single-word="false"/>
      <style:text-properties fo:font-style="normal" officeooo:rsid="002d001a" officeooo:paragraph-rsid="002d001a" style:font-style-asian="normal" style:font-style-complex="normal"/>
    </style:style>
    <style:style style:name="P18" style:family="paragraph" style:parent-style-name="Standard">
      <style:paragraph-properties fo:text-align="start" style:justify-single-word="false"/>
      <style:text-properties fo:font-style="normal" officeooo:rsid="002b0151" officeooo:paragraph-rsid="002b0151" style:font-style-asian="normal" style:font-style-complex="normal"/>
    </style:style>
    <style:style style:name="P19" style:family="paragraph" style:parent-style-name="Standard">
      <style:paragraph-properties fo:text-align="start" style:justify-single-word="false"/>
      <style:text-properties fo:font-style="normal" officeooo:rsid="002b374c" officeooo:paragraph-rsid="002b374c" style:font-style-asian="normal" style:font-style-complex="normal"/>
    </style:style>
    <style:style style:name="P20" style:family="paragraph" style:parent-style-name="Standard">
      <style:paragraph-properties fo:text-align="start" style:justify-single-word="false"/>
      <style:text-properties fo:font-style="normal" officeooo:rsid="002d8b5e" officeooo:paragraph-rsid="002d8b5e" style:font-style-asian="normal" style:font-style-complex="normal"/>
    </style:style>
    <style:style style:name="P2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tyle="italic" officeooo:rsid="001f7027" officeooo:paragraph-rsid="001f7027" style:font-style-asian="italic" style:font-style-complex="italic"/>
    </style:style>
    <style:style style:name="P2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tyle="italic" officeooo:rsid="002d001a" officeooo:paragraph-rsid="002d001a" style:font-style-asian="italic" style:font-style-complex="italic"/>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0fbd1" officeooo:paragraph-rsid="0020fbd1"/>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6778" officeooo:paragraph-rsid="00246778"/>
    </style:style>
    <style:style style:name="P2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tyle="normal" officeooo:rsid="002b0151" officeooo:paragraph-rsid="002b0151" style:font-style-asian="normal" style:font-style-complex="normal"/>
    </style:style>
    <style:style style:name="P2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tyle="normal" officeooo:rsid="002d001a" officeooo:paragraph-rsid="002d001a" style:font-style-asian="normal" style:font-style-complex="normal"/>
    </style:style>
    <style:style style:name="P2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tyle="normal" officeooo:rsid="002e0183" officeooo:paragraph-rsid="002e0183" style:font-style-asian="normal" style:font-style-complex="normal"/>
    </style:style>
    <style:style style:name="P2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tyle="normal" officeooo:rsid="002ed901" officeooo:paragraph-rsid="002ed901" style:font-style-asian="normal" style:font-style-complex="normal"/>
    </style:style>
    <style:style style:name="P29" style:family="paragraph" style:parent-style-name="Standard">
      <style:paragraph-properties fo:break-before="page" fo:padding-left="0in" fo:padding-right="0in" fo:padding-top="0in" fo:padding-bottom="0.0291in" fo:border-left="none" fo:border-right="none" fo:border-top="none" fo:border-bottom="0.06pt solid #000000" style:join-border="false"/>
      <style:text-properties officeooo:rsid="00246778" officeooo:paragraph-rsid="00246778"/>
    </style:style>
    <style:style style:name="P30" style:family="paragraph" style:parent-style-name="Standard">
      <style:paragraph-properties fo:text-align="start" style:justify-single-word="false" fo:break-before="page" fo:padding-left="0in" fo:padding-right="0in" fo:padding-top="0in" fo:padding-bottom="0.0291in" fo:border-left="none" fo:border-right="none" fo:border-top="none" fo:border-bottom="0.06pt solid #000000" style:join-border="false"/>
      <style:text-properties fo:font-style="normal" officeooo:rsid="002ed901" officeooo:paragraph-rsid="002ed901" style:font-style-asian="normal" style:font-style-complex="normal"/>
    </style:style>
    <style:style style:name="P31" style:family="paragraph" style:parent-style-name="Standard">
      <style:paragraph-properties fo:text-align="start" style:justify-single-word="false" fo:break-before="page"/>
      <style:text-properties fo:font-style="normal" officeooo:rsid="002b0151" officeooo:paragraph-rsid="002b0151" style:font-style-asian="normal" style:font-style-complex="normal"/>
    </style:style>
    <style:style style:name="P32" style:family="paragraph" style:parent-style-name="Standard">
      <style:paragraph-properties fo:text-align="start" style:justify-single-word="false" fo:break-before="auto" fo:break-after="auto" fo:padding-left="0in" fo:padding-right="0in" fo:padding-top="0in" fo:padding-bottom="0.0291in" fo:border-left="none" fo:border-right="none" fo:border-top="none" fo:border-bottom="0.06pt solid #000000" style:join-border="false"/>
      <style:text-properties fo:font-style="italic" officeooo:rsid="00307c6f" officeooo:paragraph-rsid="00307c6f" style:font-style-asian="italic" style:font-style-complex="italic"/>
    </style:style>
    <style:style style:name="P33" style:family="paragraph" style:parent-style-name="Standard">
      <style:paragraph-properties fo:text-align="start" style:justify-single-word="false" fo:break-before="auto" fo:break-after="auto" fo:padding-left="0in" fo:padding-right="0in" fo:padding-top="0in" fo:padding-bottom="0.0291in" fo:border-left="none" fo:border-right="none" fo:border-top="none" fo:border-bottom="0.06pt solid #000000" style:join-border="false"/>
      <style:text-properties fo:font-style="normal" officeooo:rsid="00307c6f" officeooo:paragraph-rsid="00307c6f" style:font-style-asian="normal" style:font-style-complex="normal"/>
    </style:style>
    <style:style style:name="P34" style:family="paragraph" style:parent-style-name="Standard">
      <style:paragraph-properties fo:break-before="auto" fo:break-after="auto"/>
      <style:text-properties officeooo:rsid="00332a9f" officeooo:paragraph-rsid="00332a9f"/>
    </style:style>
    <style:style style:name="P35" style:family="paragraph" style:parent-style-name="Standard">
      <style:paragraph-properties fo:break-before="auto" fo:break-after="auto"/>
      <style:text-properties officeooo:paragraph-rsid="00332a9f"/>
    </style:style>
    <style:style style:name="P36" style:family="paragraph" style:parent-style-name="Preformatted_20_Text">
      <style:paragraph-properties fo:break-before="auto" fo:break-after="auto"/>
    </style:style>
    <style:style style:name="P37" style:family="paragraph" style:parent-style-name="Text_20_body">
      <style:paragraph-properties fo:margin-top="0in" fo:margin-bottom="0.1965in" loext:contextual-spacing="false"/>
      <style:text-properties officeooo:rsid="0034c78a" officeooo:paragraph-rsid="0034c78a"/>
    </style:style>
    <style:style style:name="P38" style:family="paragraph" style:parent-style-name="Text_20_body">
      <style:paragraph-properties fo:margin-top="0in" fo:margin-bottom="0.1965in" loext:contextual-spacing="false"/>
      <style:text-properties officeooo:rsid="0034c78a" officeooo:paragraph-rsid="003ca7e2"/>
    </style:style>
    <style:style style:name="P39" style:family="paragraph" style:parent-style-name="Text_20_body">
      <style:paragraph-properties fo:margin-top="0in" fo:margin-bottom="0.1965in" loext:contextual-spacing="false"/>
      <style:text-properties officeooo:rsid="0036c7e2" officeooo:paragraph-rsid="0036c7e2"/>
    </style:style>
    <style:style style:name="P40" style:family="paragraph" style:parent-style-name="Text_20_body">
      <style:paragraph-properties fo:margin-top="0in" fo:margin-bottom="0.1965in" loext:contextual-spacing="false"/>
      <style:text-properties officeooo:rsid="003e8491" officeooo:paragraph-rsid="003e8491"/>
    </style:style>
    <style:style style:name="P41" style:family="paragraph" style:parent-style-name="Text_20_body">
      <style:paragraph-properties fo:margin-top="0in" fo:margin-bottom="0.1965in" loext:contextual-spacing="false"/>
      <style:text-properties officeooo:rsid="004002c3" officeooo:paragraph-rsid="004002c3"/>
    </style:style>
    <style:style style:name="P42" style:family="paragraph" style:parent-style-name="Text_20_body">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officeooo:rsid="0034c78a" officeooo:paragraph-rsid="0034c78a"/>
    </style:style>
    <style:style style:name="P43" style:family="paragraph" style:parent-style-name="Text_20_body">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officeooo:rsid="0034c78a" officeooo:paragraph-rsid="003ca7e2"/>
    </style:style>
    <style:style style:name="P44" style:family="paragraph" style:parent-style-name="Text_20_body">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officeooo:rsid="003e8491" officeooo:paragraph-rsid="003e8491"/>
    </style:style>
    <style:style style:name="P45" style:family="paragraph" style:parent-style-name="Preformatted_20_Text">
      <style:paragraph-properties fo:margin-top="0in" fo:margin-bottom="0.1965in" loext:contextual-spacing="false"/>
      <style:text-properties officeooo:rsid="0034c78a" officeooo:paragraph-rsid="0034c78a"/>
    </style:style>
    <style:style style:name="P46" style:family="paragraph" style:parent-style-name="Preformatted_20_Text">
      <style:paragraph-properties fo:margin-top="0in" fo:margin-bottom="0.1965in" loext:contextual-spacing="false"/>
      <style:text-properties officeooo:paragraph-rsid="00354f1b"/>
    </style:style>
    <style:style style:name="P47" style:family="paragraph" style:parent-style-name="Preformatted_20_Text">
      <style:paragraph-properties fo:margin-top="0in" fo:margin-bottom="0.1965in" loext:contextual-spacing="false"/>
      <style:text-properties officeooo:rsid="00332a9f" officeooo:paragraph-rsid="0034c78a"/>
    </style:style>
    <style:style style:name="P48" style:family="paragraph" style:parent-style-name="Preformatted_20_Text">
      <style:paragraph-properties fo:margin-top="0in" fo:margin-bottom="0.1965in" loext:contextual-spacing="false"/>
      <style:text-properties officeooo:paragraph-rsid="003ca7e2"/>
    </style:style>
    <style:style style:name="P49" style:family="paragraph" style:parent-style-name="Preformatted_20_Text">
      <style:paragraph-properties fo:margin-top="0in" fo:margin-bottom="0.1965in" loext:contextual-spacing="false" fo:break-before="auto" fo:break-after="auto"/>
      <style:text-properties officeooo:rsid="0034c78a" officeooo:paragraph-rsid="0034c78a"/>
    </style:style>
    <style:style style:name="P50" style:family="paragraph" style:parent-style-name="Preformatted_20_Text">
      <style:paragraph-properties fo:margin-top="0in" fo:margin-bottom="0.1965in" loext:contextual-spacing="false" fo:break-before="auto" fo:break-after="auto"/>
      <style:text-properties officeooo:paragraph-rsid="0034c78a"/>
    </style:style>
    <style:style style:name="P51" style:family="paragraph" style:parent-style-name="Preformatted_20_Text">
      <style:paragraph-properties fo:margin-top="0in" fo:margin-bottom="0.1965in" loext:contextual-spacing="false" fo:break-before="auto" fo:break-after="auto" fo:padding-left="0in" fo:padding-right="0in" fo:padding-top="0in" fo:padding-bottom="0.0291in" fo:border-left="none" fo:border-right="none" fo:border-top="none" fo:border-bottom="0.06pt solid #000000" style:join-border="false"/>
      <style:text-properties officeooo:paragraph-rsid="00332a9f"/>
    </style:style>
    <style:style style:name="P52" style:family="paragraph" style:parent-style-name="Text_20_body">
      <style:paragraph-properties fo:margin-top="0in" fo:margin-bottom="0.1965in" loext:contextual-spacing="false" style:border-line-width-bottom="0.0047in 0.0047in 0.0047in" fo:padding-left="0in" fo:padding-right="0in" fo:padding-top="0in" fo:padding-bottom="0.0291in" fo:border-left="none" fo:border-right="none" fo:border-top="none" fo:border-bottom="1.05pt double #000000" style:join-border="false"/>
      <style:text-properties officeooo:rsid="003e8491" officeooo:paragraph-rsid="003e8491"/>
    </style:style>
    <style:style style:name="P53" style:family="paragraph" style:parent-style-name="Preformatted_20_Text">
      <style:text-properties officeooo:paragraph-rsid="00354f1b"/>
    </style:style>
    <style:style style:name="P54" style:family="paragraph" style:parent-style-name="Preformatted_20_Text">
      <style:text-properties officeooo:paragraph-rsid="003ca7e2"/>
    </style:style>
    <style:style style:name="P55" style:family="paragraph" style:parent-style-name="Standard" style:master-page-name="">
      <style:paragraph-properties fo:text-align="start" style:justify-single-word="false" style:page-number="auto" fo:break-before="auto" fo:break-after="auto" fo:padding-left="0in" fo:padding-right="0in" fo:padding-top="0in" fo:padding-bottom="0.0291in" fo:border-left="none" fo:border-right="none" fo:border-top="none" fo:border-bottom="0.06pt solid #000000" style:join-border="false"/>
      <style:text-properties fo:font-style="normal" officeooo:rsid="002ed901" officeooo:paragraph-rsid="002ed901" style:font-style-asian="normal" style:font-style-complex="normal"/>
    </style:style>
    <style:style style:name="P56" style:family="paragraph" style:parent-style-name="Standard">
      <style:text-properties officeooo:rsid="00249ebd" officeooo:paragraph-rsid="00258071"/>
    </style:style>
    <style:style style:name="P57" style:family="paragraph" style:parent-style-name="Standard">
      <style:text-properties officeooo:paragraph-rsid="00258071"/>
    </style:style>
    <style:style style:name="P58" style:family="paragraph" style:parent-style-name="Text_20_body">
      <style:paragraph-properties fo:margin-top="0in" fo:margin-bottom="0.1965in" loext:contextual-spacing="false" fo:text-align="start" style:justify-single-word="false"/>
      <style:text-properties officeooo:rsid="004567c8" officeooo:paragraph-rsid="004567c8"/>
    </style:style>
    <style:style style:name="P59" style:family="paragraph" style:parent-style-name="Text_20_body">
      <style:paragraph-properties fo:margin-top="0in" fo:margin-bottom="0.1965in" loext:contextual-spacing="false" fo:text-align="start" style:justify-single-word="false"/>
      <style:text-properties officeooo:paragraph-rsid="0058b264"/>
    </style:style>
    <style:style style:name="P60" style:family="paragraph" style:parent-style-name="Text_20_body">
      <style:paragraph-properties fo:margin-top="0in" fo:margin-bottom="0.1965in" loext:contextual-spacing="false" fo:text-align="start" style:justify-single-word="false"/>
      <style:text-properties officeooo:rsid="00469777" officeooo:paragraph-rsid="00469777"/>
    </style:style>
    <style:style style:name="P61" style:family="paragraph" style:parent-style-name="Text_20_body">
      <style:paragraph-properties fo:margin-top="0in" fo:margin-bottom="0.1965in" loext:contextual-spacing="false" fo:text-align="start" style:justify-single-word="false"/>
      <style:text-properties officeooo:rsid="004ba9ee" officeooo:paragraph-rsid="004ba9ee"/>
    </style:style>
    <style:style style:name="P62" style:family="paragraph" style:parent-style-name="Text_20_body">
      <style:paragraph-properties fo:margin-top="0in" fo:margin-bottom="0.1965in" loext:contextual-spacing="false" fo:text-align="start" style:justify-single-word="false"/>
      <style:text-properties officeooo:rsid="0052013d" officeooo:paragraph-rsid="0052013d"/>
    </style:style>
    <style:style style:name="P63" style:family="paragraph" style:parent-style-name="Text_20_body">
      <style:paragraph-properties fo:margin-top="0in" fo:margin-bottom="0.1965in" loext:contextual-spacing="false" fo:text-align="start" style:justify-single-word="false"/>
      <style:text-properties fo:font-size="10pt" officeooo:rsid="0052013d" officeooo:paragraph-rsid="0053e587" style:font-size-asian="10pt" style:font-size-complex="10pt"/>
    </style:style>
    <style:style style:name="P64" style:family="paragraph" style:parent-style-name="Text_20_body">
      <style:paragraph-properties fo:margin-top="0in" fo:margin-bottom="0.1965in" loext:contextual-spacing="false" fo:text-align="start" style:justify-single-word="false"/>
      <style:text-properties fo:font-size="10pt" officeooo:rsid="00551e9a" officeooo:paragraph-rsid="00551e9a" style:font-size-asian="10pt" style:font-size-complex="10pt"/>
    </style:style>
    <style:style style:name="P65" style:family="paragraph" style:parent-style-name="Text_20_body">
      <style:paragraph-properties fo:margin-top="0in" fo:margin-bottom="0.1965in" loext:contextual-spacing="false" fo:text-align="start" style:justify-single-word="false"/>
      <style:text-properties fo:font-size="10pt" officeooo:rsid="0056c83b" officeooo:paragraph-rsid="0056c83b" style:font-size-asian="10pt" style:font-size-complex="10pt"/>
    </style:style>
    <style:style style:name="P66" style:family="paragraph" style:parent-style-name="Text_20_body">
      <style:paragraph-properties fo:margin-top="0in" fo:margin-bottom="0.1965in" loext:contextual-spacing="false" fo:text-align="start" style:justify-single-word="false"/>
      <style:text-properties fo:font-size="10pt" officeooo:rsid="0056c83b" officeooo:paragraph-rsid="00582798" style:font-size-asian="10pt" style:font-size-complex="10pt"/>
    </style:style>
    <style:style style:name="P67" style:family="paragraph" style:parent-style-name="Text_20_body">
      <style:paragraph-properties fo:margin-top="0in" fo:margin-bottom="0.1965in" loext:contextual-spacing="false" fo:text-align="start" style:justify-single-word="false"/>
      <style:text-properties fo:font-size="10pt" officeooo:rsid="0058b264" officeooo:paragraph-rsid="0058b264" style:font-size-asian="10pt" style:font-size-complex="10pt"/>
    </style:style>
    <style:style style:name="P68" style:family="paragraph" style:parent-style-name="Text_20_body">
      <style:paragraph-properties fo:margin-top="0in" fo:margin-bottom="0.1965in" loext:contextual-spacing="false" fo:text-align="start" style:justify-single-word="false" fo:padding-left="0in" fo:padding-right="0in" fo:padding-top="0in" fo:padding-bottom="0.0291in" fo:border-left="none" fo:border-right="none" fo:border-top="none" fo:border-bottom="0.06pt solid #000000" style:join-border="false"/>
      <style:text-properties officeooo:rsid="00469777" officeooo:paragraph-rsid="00469777"/>
    </style:style>
    <style:style style:name="P69" style:family="paragraph" style:parent-style-name="Preformatted_20_Text">
      <style:paragraph-properties fo:margin-top="0in" fo:margin-bottom="0.1965in" loext:contextual-spacing="false" fo:text-align="start" style:justify-single-word="false"/>
      <style:text-properties officeooo:rsid="00469777" officeooo:paragraph-rsid="00469777"/>
    </style:style>
    <style:style style:name="T1" style:family="text">
      <style:text-properties officeooo:rsid="001f7027"/>
    </style:style>
    <style:style style:name="T2" style:family="text">
      <style:text-properties fo:font-style="normal" style:font-style-asian="normal" style:font-style-complex="normal"/>
    </style:style>
    <style:style style:name="T3" style:family="text">
      <style:text-properties fo:font-style="normal" officeooo:rsid="0020fbd1" style:font-style-asian="normal" style:font-style-complex="normal"/>
    </style:style>
    <style:style style:name="T4" style:family="text">
      <style:text-properties fo:font-style="normal" officeooo:rsid="0022cfc7" style:font-style-asian="normal" style:font-style-complex="normal"/>
    </style:style>
    <style:style style:name="T5" style:family="text">
      <style:text-properties fo:font-style="normal" officeooo:rsid="0028148a" style:font-style-asian="normal" style:font-style-complex="normal"/>
    </style:style>
    <style:style style:name="T6" style:family="text">
      <style:text-properties fo:font-style="normal" officeooo:rsid="0029fc61" style:font-style-asian="normal" style:font-style-complex="normal"/>
    </style:style>
    <style:style style:name="T7" style:family="text">
      <style:text-properties fo:font-style="normal" officeooo:rsid="002a9300" style:font-style-asian="normal" style:font-style-complex="normal"/>
    </style:style>
    <style:style style:name="T8" style:family="text">
      <style:text-properties fo:font-style="normal" officeooo:rsid="003266be" style:font-style-asian="normal" style:font-style-complex="normal"/>
    </style:style>
    <style:style style:name="T9" style:family="text">
      <style:text-properties fo:font-style="normal" officeooo:rsid="004f0125" style:font-style-asian="normal" style:font-style-complex="normal"/>
    </style:style>
    <style:style style:name="T10" style:family="text">
      <style:text-properties fo:font-style="normal" style:font-size-asian="10.5pt"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0fbd1" style:font-style-asian="italic" style:font-style-complex="italic"/>
    </style:style>
    <style:style style:name="T13" style:family="text">
      <style:text-properties fo:font-style="italic" officeooo:rsid="0028148a" style:font-style-asian="italic" style:font-style-complex="italic"/>
    </style:style>
    <style:style style:name="T14" style:family="text">
      <style:text-properties officeooo:rsid="0020fbd1"/>
    </style:style>
    <style:style style:name="T15" style:family="text">
      <style:text-properties officeooo:rsid="0022c19b"/>
    </style:style>
    <style:style style:name="T16" style:family="text">
      <style:text-properties officeooo:rsid="0022cfc7"/>
    </style:style>
    <style:style style:name="T17" style:family="text">
      <style:text-properties officeooo:rsid="00249ebd"/>
    </style:style>
    <style:style style:name="T18" style:family="text">
      <style:text-properties officeooo:rsid="00258071"/>
    </style:style>
    <style:style style:name="T19" style:family="text">
      <style:text-properties officeooo:rsid="0026dba6"/>
    </style:style>
    <style:style style:name="T20" style:family="text">
      <style:text-properties officeooo:rsid="00332a9f"/>
    </style:style>
    <style:style style:name="T21" style:family="text">
      <style:text-properties officeooo:rsid="00384589"/>
    </style:style>
    <style:style style:name="T22" style:family="text">
      <style:text-properties officeooo:rsid="0034c78a"/>
    </style:style>
    <style:style style:name="T23" style:family="text">
      <style:text-properties fo:font-size="10pt" style:font-size-asian="10pt" style:font-size-complex="10pt"/>
    </style:style>
    <style:style style:name="T24" style:family="text">
      <style:text-properties fo:font-size="10pt" officeooo:rsid="003ca7e2" style:font-size-asian="10pt" style:font-size-complex="10pt"/>
    </style:style>
    <style:style style:name="T25" style:family="text">
      <style:text-properties fo:font-size="10pt" officeooo:rsid="003e8491" style:font-size-asian="10pt" style:font-size-complex="10pt"/>
    </style:style>
    <style:style style:name="T26" style:family="text">
      <style:text-properties fo:font-size="10pt" officeooo:rsid="0058b264" style:font-size-asian="10pt" style:font-size-complex="10pt"/>
    </style:style>
    <style:style style:name="T27" style:family="text">
      <style:text-properties officeooo:rsid="0040a42b"/>
    </style:style>
    <style:style style:name="T28" style:family="text">
      <style:text-properties fo:color="#ce181e"/>
    </style:style>
    <style:style style:name="T29" style:family="text">
      <style:text-properties officeooo:rsid="004939af"/>
    </style:style>
    <style:style style:name="T30" style:family="text">
      <style:text-properties officeooo:rsid="004ee7c6"/>
    </style:style>
    <style:style style:name="T31" style:family="text">
      <style:text-properties officeooo:rsid="0051dba8"/>
    </style:style>
    <style:style style:name="T32" style:family="text">
      <style:text-properties officeooo:rsid="00582798"/>
    </style:style>
    <style:style style:name="T33" style:family="text">
      <style:text-properties officeooo:rsid="0058b264"/>
    </style:style>
    <style:style style:name="T34" style:family="text">
      <style:text-properties officeooo:rsid="005939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RT-MX6 – VAR-SOM-MX6 - Yocto - sumo release</text:p>
      <text:p text:style-name="P1"/>
      <text:p text:style-name="P1"/>
      <text:p text:style-name="P2">Aim: build yocto-sumo release, documenting process – specifically differences between recipe and result</text:p>
      <text:p text:style-name="P2"/>
      <text:p text:style-name="P2">VAR-SOM-MX6 Yocto Sumo:</text:p>
      <text:p text:style-name="P10">based on <text:span text:style-name="T11">Freescale/NXP Community BSP </text:span>layer for Yocto framework. <text:span text:style-name="T17">(section 1) </text:span></text:p>
      <text:p text:style-name="P10"><text:tab/><text:span text:style-name="T17">Variscite extends layer to support i.MX6 system on module products(?):</text:span></text:p>
      <text:p text:style-name="P10"><text:tab/><text:tab/><text:span text:style-name="T17">VAR-SOM-MX6, and others.</text:span></text:p>
      <text:p text:style-name="P11">Release verison: sumo-fslc-4.9.88-mx6-v1.1</text:p>
      <text:p text:style-name="P11"/>
      <text:p text:style-name="P11"/>
      <text:p text:style-name="P11">VAR-SOM-MX6-First Time? Start Here:</text:p>
      <text:p text:style-name="P11"><text:a xlink:type="simple" xlink:href="http://variwiki.com/index.php?title=Yocto_Start_Here&amp;release=RELEASE_SUMO_V1.1_VAR-SOM-MX6" text:style-name="Internet_20_link" text:visited-style-name="Visited_20_Internet_20_Link">http://variwiki.com/index.php?title=Yocto_Start_Here&amp;release=RELEASE_SUMO_V1.1_VAR-SOM-MX6</text:a> </text:p>
      <text:p text:style-name="P11"><text:tab/><text:span text:style-name="T18">1) Read Documentations</text:span></text:p>
      <text:p text:style-name="P12"><text:tab/><text:tab/><text:span text:style-name="T18">read quickstart guide. Seems specific to release. Cannot find one for VAR-SOM-<text:tab/><text:tab/><text:tab/>MX6.</text:span></text:p>
      <text:p text:style-name="P11"><text:tab/><text:span text:style-name="T18">2) Setup Linux host PC based Development Environment</text:span></text:p>
      <text:p text:style-name="P12"><text:tab/><text:tab/><text:span text:style-name="T18">Setting up a Development Environment: </text:span></text:p>
      <text:p text:style-name="P12"><text:span text:style-name="T18"><text:tab/><text:tab/><text:tab/></text:span><text:a xlink:type="simple" xlink:href="http://variwiki.com/index.php?title=Yocto_Development_Environment" text:style-name="Internet_20_link" text:visited-style-name="Visited_20_Internet_20_Link"><text:span text:style-name="T18">http://variwiki.com/index.php?title=Yocto_Development_Environment</text:span></text:a></text:p>
      <text:p text:style-name="P12"><text:tab/><text:tab/><text:tab/><text:tab/>For Yocto Krogoth and below, use Ubuntu 14.04 64-bit.</text:p>
      <text:p text:style-name="P12"><text:tab/><text:tab/><text:tab/><text:tab/>For Yocto Morty use either Ubuntu 14.04 or 16.04 64-bit.</text:p>
      <text:p text:style-name="P12"><text:tab/><text:tab/><text:tab/><text:tab/>For Yocto Pyro and above, use Ubuntu 16.04 64-bit.</text:p>
      <text:p text:style-name="P12"><text:tab/><text:tab/><text:span text:style-name="T13">Current distro: 18.04.1 LTS</text:span><text:span text:style-name="T5"> - check if support for 16.04 64-bit and newer, or just <text:tab/><text:tab/>that. </text:span></text:p>
      <text:p text:style-name="P12"><text:span text:style-name="T5"><text:tab/><text:tab/><text:tab/></text:span><text:span text:style-name="T6">Latest stable release, according to “</text:span><text:a xlink:type="simple" xlink:href="https://www.howtogeek.com/351177/what-is-the-latest-version-of-ubuntu/" text:style-name="Internet_20_link" text:visited-style-name="Visited_20_Internet_20_Link"><text:span text:style-name="T6">how to geek</text:span></text:a><text:span text:style-name="T6">”, article written may 2018, is </text:span></text:p>
      <text:p text:style-name="P12"><text:span text:style-name="T6"><text:tab/><text:tab/><text:tab/></text:span><text:span text:style-name="T7">according to </text:span><text:a xlink:type="simple" xlink:href="https://www.variscite.com/products/system-on-module-som/cortex-a9/var-som-mx6-cpu-freescale-imx6/%20" text:style-name="Internet_20_link" text:visited-style-name="Visited_20_Internet_20_Link"><text:span text:style-name="T7">homepage</text:span></text:a><text:span text:style-name="T7">, supported OS for the Linux kernel 4.9.88. <text:tab/><text:tab/><text:tab/><text:tab/></text:span><text:span text:style-name="T9">( accessed 18/12-18 )</text:span></text:p>
      <text:p text:style-name="P12"><text:tab/><text:span text:style-name="T19">3) Evaluation kit power up</text:span></text:p>
      <text:p text:style-name="P13"><text:span text:style-name="T17"><text:tab/></text:span>You should have the serial cable connected to the debug port, as describe<text:span text:style-name="T31">d</text:span> in the quick start guide.</text:p>
      <text:p text:style-name="P13"><text:span text:style-name="T17"><text:tab/><text:tab/></text:span>Under Ubuntu (or other Linux based OS) minicom or picocom are recommended.</text:p>
      <text:p text:style-name="P13"><text:span text:style-name="T17"><text:tab/><text:tab/></text:span>Don't continue without the serial console operating.</text:p>
      <text:p text:style-name="P13"><text:tab/><text:span text:style-name="T19">4) Quick test with recovery SD card. </text:span></text:p>
      <text:p text:style-name="P13"><text:tab/><text:tab/>burn a complete Yocto into SOMs storage (NAND/eMMC) . Link<text:span text:style-name="T19"> on wiki. </text:span></text:p>
      <text:p text:style-name="P13"/>
      <text:p text:style-name="P13"><text:tab/><text:span text:style-name="T19">5) Next?</text:span></text:p>
      <text:p text:style-name="P13"><text:tab/><text:tab/><text:span text:style-name="T19">One of many. See links on wiki.</text:span></text:p>
      <text:p text:style-name="P29"/>
      <text:p text:style-name="P24"><text:span text:style-name="T17">1. </text:span>Freescale/NXP Community BSP</text:p>
      <text:p text:style-name="P3">o FSL Community BSP:</text:p>
      <text:p text:style-name="P9"><text:span text:style-name="T14">Community driven project to maintain </text:span>Board Support Package meta layer <text:span text:style-name="T14">with </text:span></text:p>
      <text:p text:style-name="P9"><text:span text:style-name="T12">OpenEmbedded-Core</text:span><text:span text:style-name="T14"> and </text:span><text:span text:style-name="T12">Poky</text:span><text:span text:style-name="T3">. </text:span></text:p>
      <text:p text:style-name="P14">3 main layers: </text:p>
      <text:p text:style-name="P14"><text:tab/>meta-freescale </text:p>
      <text:p text:style-name="P14"><text:tab/><text:tab/>base BSP(?) support and Board support(?) for freescale i.MX(?) and QorlQ(?) <text:tab/><text:tab/><text:tab/>reference boards(?)</text:p>
      <text:p text:style-name="P8"><text:span text:style-name="T2"><text:tab/><text:tab/></text:span><text:span text:style-name="T4">git: </text:span><text:a xlink:type="simple" xlink:href="http://git.yoctoproject.org/cgit/cgit.cgi/meta-freescale" text:style-name="Internet_20_link" text:visited-style-name="Visited_20_Internet_20_Link"><text:span text:style-name="T4">http://git.yoctoproject.org/cgit/cgit.cgi/meta-freescale</text:span></text:a><text:span text:style-name="T4"> </text:span></text:p>
      <text:p text:style-name="P14"><text:tab/>meta-freescale-3rdparty</text:p>
      <text:p text:style-name="P14"><text:tab/><text:tab/>support for 3rd party and partner boards</text:p>
      <text:p text:style-name="P8"><text:span text:style-name="T2"><text:tab/><text:tab/></text:span><text:span text:style-name="T4">git: </text:span><text:a xlink:type="simple" xlink:href="https://github.com/Freescale/meta-freescale-3rdparty" text:style-name="Internet_20_link" text:visited-style-name="Visited_20_Internet_20_Link"><text:span text:style-name="T4">https://github.com/Freescale/meta-freescale-3rdparty</text:span></text:a><text:span text:style-name="T4"> </text:span></text:p>
      <text:p text:style-name="P14"><text:tab/>meta-frescale-distro</text:p>
      <text:p text:style-name="P8"><text:tab/><text:tab/>image recipes, demo recipes and package groups - to ease development with Yocto <text:tab/><text:tab/>project. </text:p>
      <text:p text:style-name="P8"><text:tab/><text:tab/><text:span text:style-name="T16">git: </text:span><text:a xlink:type="simple" xlink:href="https://github.com/Freescale/meta-freescale-distro" text:style-name="Internet_20_link" text:visited-style-name="Visited_20_Internet_20_Link"><text:span text:style-name="T16">https://github.com/Freescale/meta-freescale-distro</text:span></text:a><text:span text:style-name="T16"> </text:span></text:p>
      <text:p text:style-name="P8">Release Notes:</text:p>
      <text:p text:style-name="P8"><text:tab/>Rocko, 2.4 &lt;- name not <text:span text:style-name="T15">corresponding to VAR-SOM-MX6 Yocto’ sumo release. </text:span></text:p>
      <text:p text:style-name="P8"><text:tab/>Pyro, 2.3</text:p>
      <text:p text:style-name="P8"><text:tab/>Morty, 2.2</text:p>
      <text:p text:style-name="P23"><text:tab/>...</text:p>
      <text:p text:style-name="P2"><text:span text:style-name="T1">o O</text:span>penembedded wiki: </text:p>
      <text:p text:style-name="P2">overlap with poky for dsitribution?</text:p>
      <text:p text:style-name="P2">bblayers.conf file?</text:p>
      <text:p text:style-name="P2">BSP – Board Support Package → central storage for overrides </text:p>
      <text:p text:style-name="P2">OE-Core -&gt; pull model. Patches sent to mailing list and vetted by maintainer. Other layers may use other methods.</text:p>
      <text:p text:style-name="P2">Scope of OE-Core:</text:p>
      <text:p text:style-name="P2"><text:tab/>support, major architectures: ARM, x86, PowerPC, MIPS (and 64-bit variants of all of these)</text:p>
      <text:p text:style-name="P2"><text:tab/><text:span text:style-name="T1">QEMU emulatet machines only</text:span></text:p>
      <text:p text:style-name="P2"><text:tab/><text:span text:style-name="T1">Distro-less</text:span></text:p>
      <text:p text:style-name="P2"><text:tab/><text:span text:style-name="T1">single X-based GUI environ (Sato) for testing. </text:span></text:p>
      <text:p text:style-name="P2"><text:tab/><text:span text:style-name="T1">Only recipes needed by everyone, required LSB Support( optional ), or for testing other parts of OE-core</text:span></text:p>
      <text:p text:style-name="P2"><text:tab/><text:span text:style-name="T1">Attempt at single version kept per recipe.</text:span></text:p>
      <text:p text:style-name="P3">Else, additional layers on top</text:p>
      <text:p text:style-name="P3"><text:a xlink:type="simple" xlink:href="http://www.openembedded.org/wiki/OpenEmbedded-Core" text:style-name="Internet_20_link" text:visited-style-name="Visited_20_Internet_20_Link">http://www.openembedded.org/wiki/OpenEmbedded-Core</text:a></text:p>
      <text:p text:style-name="P3"/>
      <text:p text:style-name="P3">o POKY:</text:p>
      <text:p text:style-name="P4">reference distribution<text:span text:style-name="T2"> of Yocto project</text:span></text:p>
      <text:p text:style-name="P15">Contains OpenEmbedded Build system (OpenEmbedded-Core and BitBake) + metadata to start building own distro</text:p>
      <text:p text:style-name="P15">to use Yocto, can download POKY <text:tab/>-&gt; use to bootstrap own distribution (Bootstrap?)</text:p>
      <text:p text:style-name="P15">POKY does not contain binary files. Working example of building custom linux distro from source.</text:p>
      <text:p text:style-name="P21"><text:span text:style-name="T2">Git: </text:span><text:a xlink:type="simple" xlink:href="http://git.yoctoproject.org/cgit/cgit.cgi/poky" text:style-name="Internet_20_link" text:visited-style-name="Visited_20_Internet_20_Link"><text:span text:style-name="T2">http://git.yoctoproject.org/cgit/cgit.cgi/poky</text:span></text:a></text:p>
      <text:p text:style-name="P16"/>
      <text:p text:style-name="P31">Notes from </text:p>
      <text:p text:style-name="P7"><text:a xlink:type="simple" xlink:href="https://www.yoctoproject.org/docs/latest/ref-manual/ref-manual.html#detailed-supported-distros" text:style-name="Internet_20_link" text:visited-style-name="Visited_20_Internet_20_Link"><text:span text:style-name="T8">D</text:span></text:a><text:a xlink:type="simple" xlink:href="https://www.yoctoproject.org/docs/latest/ref-manual/ref-manual.html#detailed-supported-distros" text:style-name="Internet_20_link" text:visited-style-name="Visited_20_Internet_20_Link"><text:span text:style-name="T2">etailed list of supported distros</text:span></text:a></text:p>
      <text:p text:style-name="P25"/>
      <text:p text:style-name="P17">( tested 18/12-18 )</text:p>
      <text:p text:style-name="P18">oss4-dev package possible source of QEMU build failiures, due to independent installation of custom package. “$ which oss4-dev” returns not found.</text:p>
      <text:p text:style-name="P18"/>
      <text:p text:style-name="P19">Essential packages: installed</text:p>
      <text:p text:style-name="P19"/>
      <text:p text:style-name="P19">Graphical end Eclipse plugin extras: installed</text:p>
      <text:p text:style-name="P19"/>
      <text:p text:style-name="P19">Documentaion(for building documentation manuals): installed</text:p>
      <text:p text:style-name="P19"/>
      <text:p text:style-name="P26">OpenEmbedded Self-Test(packages to run command oe-selftest): installed</text:p>
      <text:p text:style-name="P5"/>
      <text:p text:style-name="P22"/>
      <text:p text:style-name="P17">Required Git, tar and python versions( tested 18/12-18 )</text:p>
      <text:p text:style-name="P17">Git 1.8.3.1 or greater</text:p>
      <text:p text:style-name="P17"><text:tab/>git --version: git version 2.17.1</text:p>
      <text:p text:style-name="P17">tar 1.27 or greater</text:p>
      <text:p text:style-name="P17"><text:tab/>tar --version: tar (GNU tar) 1.29</text:p>
      <text:p text:style-name="P17">Python 3.4.0 or greater</text:p>
      <text:p text:style-name="P17"><text:tab/>python --version: Python 2.7.15rc1</text:p>
      <text:p text:style-name="P17"><text:tab/>python3 --version: Python 3.6.7</text:p>
      <text:p text:style-name="P26"><text:tab/><text:tab/>Python is fresh enough, but it is not the default setting. </text:p>
      <text:p text:style-name="P26"/>
      <text:p text:style-name="P17">Prebuilt buildtools <text:span text:style-name="T34">t</text:span>arball ( tested 18/12-18 )</text:p>
      <text:p text:style-name="P17"/>
      <text:p text:style-name="P6"><text:span text:style-name="T2">Downloaded .sh file from </text:span><text:a xlink:type="simple" xlink:href="http://downloads.yoctoproject.org/releases/yocto/yocto-2.6/buildtools/" text:style-name="Internet_20_link" text:visited-style-name="Visited_20_Internet_20_Link"><text:span text:style-name="T8">Yocto 2.6 buildtools</text:span></text:a></text:p>
      <text:p text:style-name="P20"><text:s/></text:p>
      <text:p text:style-name="P20">$ chmod 77 /home/norxe/Downloads/filename.sh ← set execute privileges for root and group</text:p>
      <text:p text:style-name="P20">$ sudo /home/norxe/Downloads/filename.sh ← execute</text:p>
      <text:p text:style-name="P20">when asked to chose file destination, chose /home/norxe/buildtools. </text:p>
      <text:p text:style-name="P20">$ source ~path/buildtools/environment-setup-x86_64-pokysdk-linux</text:p>
      <text:p text:style-name="P20">used x86 for 64 bit linux OS.</text:p>
      <text:p text:style-name="P27">This adds the build tools to PATH, should result in working versions versions of Git, tar, Python and chrpath.</text:p>
      <text:p text:style-name="P28">Skipping building own buildtools</text:p>
      <text:p text:style-name="P28"/>
      <text:p text:style-name="P30"/>
      <text:p text:style-name="P55"/>
      <text:p text:style-name="P33">AT THIS POINT, MOVING ON TO “BUILD YOCTO FROM SOURCE CODE”</text:p>
      <text:p text:style-name="P32"><text:span text:style-name="T2">from </text:span><text:a xlink:type="simple" xlink:href="http://variwiki.com/index.php?title=VAR-SOM-MX6_Yocto&amp;release=RELEASE_SUMO_V1.1_VAR-SOM-MX6" text:style-name="Internet_20_link" text:visited-style-name="Visited_20_Internet_20_Link"><text:span text:style-name="T10">VAR-SOM-MX6 Yocto Sumo site</text:span></text:a></text:p>
      <text:p text:style-name="P34">1) Installing required packages(after ensuring later release than ubuntu 16):</text:p>
      <text:p text:style-name="P35"><text:span text:style-name="T20">$</text:span>sudo apt-get install gawk wget git-core diffstat unzip texinfo gcc-multilib \</text:p>
      <text:p text:style-name="P36">build-essential chrpath socat cpio python python3 python3-pip python3-pexpect \</text:p>
      <text:p text:style-name="P50">xz-utils debianutils iputils-ping libsdl1.2-dev xterm</text:p>
      <text:p text:style-name="P47">Already existing. Next: </text:p>
      <text:p text:style-name="P51"><text:span text:style-name="T20">$ sudo apt-get install autoconf libtool libglib2.0-dev libarchive-dev python-git \</text:span>sed cvs subversion coreutils texi2html docbook-utils python-pysqlite2 \help2man make gcc g++ desktop-file-utils libgl1-mesa-dev libglu1-mesa-dev \mercurial automake groff curl lzop asciidoc u-boot-tools dos2unix mtd-utils pv \libncurses5 libncurses5-dev libncursesw5-dev libelf-dev zlib1g-dev</text:p>
      <text:p text:style-name="P49">2) Reference documentation</text:p>
      <text:p text:style-name="P45"><text:a xlink:type="simple" xlink:href="https://www.yoctoproject.org/docs/2.5/ref-manual/ref-manual.html" text:style-name="Internet_20_link" text:visited-style-name="Visited_20_Internet_20_Link">Yocto Project Reference Manual</text:a></text:p>
      <text:p text:style-name="P42"><text:a xlink:type="simple" xlink:href="http://freescale.github.io/doc/release-notes/2.5/" text:style-name="Internet_20_link" text:visited-style-name="Visited_20_Internet_20_Link">http://freescale.github.io</text:a> ← <text:span text:style-name="T34">of </text:span>uncertain <text:span text:style-name="T34">relevance</text:span>( as of 18/12-18 ). Expect to discover relevance later on.</text:p>
      <text:p text:style-name="P37">3) Download Yocto sumo base on Freescale community BSP</text:p>
      <text:p text:style-name="P39">setup git name and email. Make bin and curl api into bin. Make <text:span text:style-name="T21">repo in bin executable. Add to path and make a Yocto folder in /bin/repo</text:span></text:p>
      <text:p text:style-name="P48"><text:span text:style-name="Source_20_Text"><text:span text:style-name="T22"><text:s/>$ git config --global user.name "Your Name"</text:span></text:span></text:p>
      <text:p text:style-name="P48"><text:span text:style-name="Source_20_Text"><text:s/>$ git config --global user.email "Your Email" </text:span></text:p>
      <text:p text:style-name="P54"><text:span text:style-name="Source_20_Text"><text:s/>$ mkdir ~/bin (this step may not be needed if the bin folder already exists)</text:span></text:p>
      <text:p text:style-name="P54"><text:span text:style-name="Source_20_Text"><text:s/>$ curl http://commondatastorage.googleapis.com/git-repo-downloads/repo &gt; ~/bin/repo</text:span></text:p>
      <text:p text:style-name="P53"><text:span text:style-name="Source_20_Text"><text:s/>$ chmod a+x ~/bin/repo</text:span></text:p>
      <text:p text:style-name="P46"><text:span text:style-name="Source_20_Text"><text:s/>$ export PATH=~/bin:$PATH</text:span></text:p>
      <text:p text:style-name="P53"><text:span text:style-name="Source_20_Text"><text:s/>$</text:span><text:span text:style-name="Source_20_Text"><text:span text:style-name="T23"> mkdir ~/var-fslc-yocto</text:span></text:span></text:p>
      <text:p text:style-name="P46"><text:span text:style-name="Source_20_Text"><text:span text:style-name="T23"><text:s/>$ cd ~/var-fslc-yocto</text:span></text:span></text:p>
      <text:p text:style-name="P38"><text:a xlink:type="simple" xlink:href="https://github.com/varigit/variscite-bsp-platform/releases" text:style-name="Internet_20_link" text:visited-style-name="Visited_20_Internet_20_Link"><text:span text:style-name="Source_20_Text"><text:span text:style-name="T24">release tag</text:span></text:span></text:a><text:span text:style-name="Source_20_Text"><text:span text:style-name="T24"> download. </text:span></text:span><text:span text:style-name="Source_20_Text"><text:span text:style-name="T25">Syntax for latest release:</text:span></text:span></text:p>
      <text:p text:style-name="P38">$ repo init -u https://github.com/varigit/variscite-bsp-platform.git -b sumo</text:p>
      <text:p text:style-name="P43">$ repo sync -j4</text:p>
      <text:p text:style-name="P38"/>
      <text:p text:style-name="P40"/>
      <text:p text:style-name="P52"/>
      <text:p text:style-name="P44"><text:soft-page-break/>4) setup and build yocto</text:p>
      <text:p text:style-name="P41">1) support images: provided by variscite. Will be using fsl-image-gui</text:p>
      <text:p text:style-name="P41">2) <text:span text:style-name="T27">Supporting distros also put within var-fslc-yocto. Will be using fslc-x11</text:span></text:p>
      <text:p text:style-name="P60">3) if multimedia is needed, can add gstreamer.</text:p>
      <text:p text:style-name="P60">4) Build x11 GUI demo image. Run given command. Mentioned several places, with general shape</text:p>
      <text:p text:style-name="P58">MACHINE=&lt;machine&gt; DISTRO=&lt;distro&gt; source setup-environment &lt;build directory&gt;</text:p>
      <text:p text:style-name="P60">here, &lt;machine&gt; should be e.g. VAR-SOM-MX6, or whichever board should be set up</text:p>
      <text:p text:style-name="P60">&lt;distro&gt; e.g. fslc-x11. </text:p>
      <text:p text:style-name="P60">A concrete example from the guide:</text:p>
      <text:p text:style-name="P69">MACHINE=var-som-mx6 DISTRO=fslc-x11 . <text:span text:style-name="T28">setup-environment</text:span> build_x11</text:p>
      <text:p text:style-name="P68">This fails to run. The “ . “ with spaces on either side is meant to be there, but there is a lacking designation of “setup-environment” being in the current directory. Might also be an issue with PATH. If something went wrong with sourcing the directory. What seems to work, is</text:p>
      <text:p text:style-name="P68">MACHINE=var-som-mx6 DISTRO=fslc-x11 . ./setup-environment build_x11</text:p>
      <text:p text:style-name="P60"><text:span text:style-name="T29">$ </text:span>bitbake fsl-image-gui</text:p>
      <text:p text:style-name="P61">GUI image intensive. Might be better to go for headless in norxe case. Warnings will pop up, but there seems to be robust mirrors for alternate routes when download urls fail.</text:p>
      <text:p text:style-name="P61"><text:tab/><text:span text:style-name="T30">Norxe gets by on demo image. Gui works fine.</text:span></text:p>
      <text:p text:style-name="P62">Bitbake goes on for about 2-3 hours( not timed ), output at the end: </text:p>
      <text:p text:style-name="P63">WARNING: bzip2-1.0.6-r5 do_fetch: Checksum mismatch for local file /home/norxe/var-fslc-yocto/downloads/bzip2-1.0.6.tar.gz</text:p>
      <text:p text:style-name="P63">Cleaning and trying again.</text:p>
      <text:p text:style-name="P63">WARNING: bzip2-1.0.6-r5 do_fetch: Renaming /home/norxe/var-fslc-yocto/downloads/bzip2-1.0.6.tar.gz to /home/norxe/var-fslc-yocto/downloads/bzip2-1.0.6.tar.gz_bad-checksum_f4b5249c17053f5c4c85d870feef4f48</text:p>
      <text:p text:style-name="P63">WARNING: bzip2-1.0.6-r5 do_fetch: Checksum failure encountered with download of http://www.bzip.org/1.0.6/bzip2-1.0.6.tar.gz - will attempt other sources if available</text:p>
      <text:p text:style-name="P63">WARNING: shadow-4.2.1-r0 do_fetch: Failed to fetch URL http://pkg-shadow.alioth.debian.org/releases/shadow-4.2.1.tar.xz, attempting MIRRORS if available</text:p>
      <text:p text:style-name="P63"><text:soft-page-break/>WARNING: chrpath-native-0.16-r0 do_fetch: Failed to fetch URL https://alioth.debian.org/frs/download.php/file/3979/chrpath-0.16.tar.gz, attempting MIRRORS if available</text:p>
      <text:p text:style-name="P63">WARNING: iso-codes-3.77-r0 do_fetch: Failed to fetch URL https://pkg-isocodes.alioth.debian.org/downloads/iso-codes-3.77.tar.xz, attempting MIRRORS if available</text:p>
      <text:p text:style-name="P63">WARNING: vlan-1.9-r0 do_fetch: Checksum mismatch for local file /home/norxe/var-fslc-yocto/downloads/vlan_1.9.orig.tar.gz</text:p>
      <text:p text:style-name="P63">Cleaning and trying again.</text:p>
      <text:p text:style-name="P63">WARNING: vlan-1.9-r0 do_fetch: Renaming /home/norxe/var-fslc-yocto/downloads/vlan_1.9.orig.tar.gz to /home/norxe/var-fslc-yocto/downloads/vlan_1.9.orig.tar.gz_bad-checksum_bd349456f4d44cf065d81b2360922098</text:p>
      <text:p text:style-name="P63">WARNING: vlan-1.9-r0 do_fetch: Checksum failure encountered with download of http://vlan.sourcearchive.com/downloads/1.9-3ubuntu9/vlan_1.9.orig.tar.gz - will attempt other sources if available</text:p>
      <text:p text:style-name="P63">WARNING: minicom-2.7.1-r0 do_fetch: Failed to fetch URL https://alioth.debian.org/frs/download.php/latestfile/3/minicom-2.7.1.tar.gz, attempting MIRRORS if available</text:p>
      <text:p text:style-name="P63">NOTE: Tasks Summary: Attempted 8076 tasks of which 5 didn't need to be rerun and all succeeded.</text:p>
      <text:p text:style-name="P63">NOTE: Writing buildhistory</text:p>
      <text:p text:style-name="P63">Summary: There were 11 WARNING messages shown.</text:p>
      <text:p text:style-name="P64">5) Bootable SD card</text:p>
      <text:p text:style-name="P64">5.1) <text:s/>bootable SD card structure. Mostly an overview and explanation of the memory allocated.</text:p>
      <text:p text:style-name="P65">5.2) prebuilt bootable SD card. Easier to create. More extended could be run instead, if more customizability is desired.</text:p>
      <text:p text:style-name="P65"><text:tab/><text:span text:style-name="T32">Unmount SD reader with: $ sudo umount sdX*</text:span></text:p>
      <text:p text:style-name="P65"><text:tab/><text:span text:style-name="T32">Where the X is replaced by the device name (name can be found last lines of ‘dmesg’ command after pluging in the device. Output ~</text:span></text:p>
      <text:p text:style-name="P66"><text:tab/><text:tab/><text:span text:style-name="T32">&gt; </text:span>sudo umount /dev/sdh*</text:p>
      <text:p text:style-name="P65"><text:tab/><text:tab/>umount: /dev/sdh: not mounted.</text:p>
      <text:p text:style-name="P65"><text:tab/><text:tab/>umount: /dev/sdh1: not mounted.</text:p>
      <text:p text:style-name="P65"><text:tab/><text:tab/>umount: /dev/sdh2: not mounted.</text:p>
      <text:p text:style-name="P67">Next, follow the commands as stated:</text:p>
      <text:p text:style-name="P59"><text:span text:style-name="T26"><text:tab/>&gt; </text:span>$ cd ~/var-fslc-yocto/build_x11</text:p>
      <text:p text:style-name="P59"><text:tab/><text:span text:style-name="T33">&gt;</text:span>$ zcat tmp/deploy/images/var-som-mx6/fsl-image-gui-var-som-mx6.wic.gz | sudo dd of=/dev/sdX bs=1M &amp;&amp; sync</text:p>
      <text:p text:style-name="P59"><text:soft-page-break/>0+46186 records in</text:p>
      <text:p text:style-name="P59">0+46186 records out</text:p>
      <text:p text:style-name="P59">1513456640 bytes (1,5 GB, 1,4 GiB) copied, 7,65887 s, 198 M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08:51:49.949135640</meta:creation-date>
    <dc:date>2018-12-19T16:05:34.261928566</dc:date>
    <meta:editing-duration>PT6H49M36S</meta:editing-duration>
    <meta:editing-cycles>27</meta:editing-cycles>
    <meta:generator>LibreOffice/6.0.7.3$Linux_X86_64 LibreOffice_project/00m0$Build-3</meta:generator>
    <meta:document-statistic meta:table-count="0" meta:image-count="0" meta:object-count="0" meta:page-count="7" meta:paragraph-count="164" meta:word-count="1323" meta:character-count="10241" meta:non-whitespace-character-count="8946"/>
  </office:meta>
</office:document-meta>
</file>